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3ee60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3ee60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5ce6d" officeooo:paragraph-rsid="0045ce6d" style:font-size-asian="12pt" style:font-size-complex="12pt"/>
    </style:style>
    <style:style style:name="P9" style:family="paragraph" style:parent-style-name="Standard" style:list-style-name="L3">
      <style:text-properties style:font-name="DejaVu Sans Condensed" fo:font-size="12pt" officeooo:rsid="005dd390" officeooo:paragraph-rsid="005dd390" style:font-size-asian="12pt" style:font-size-complex="12pt"/>
    </style:style>
    <style:style style:name="P10" style:family="paragraph" style:parent-style-name="Standard" style:list-style-name="L3">
      <style:text-properties style:font-name="DejaVu Sans Condensed" fo:font-size="12pt" officeooo:paragraph-rsid="003148d5" style:font-size-asian="12pt" style:font-size-complex="12pt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officeooo:rsid="005dd390" officeooo:paragraph-rsid="005dd39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64089e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4089e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4089e" style:font-weight-asian="bold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79cd7"/>
    </style:style>
    <style:style style:name="T3" style:family="text">
      <style:text-properties style:text-line-through-style="none" style:text-line-through-type="none" officeooo:rsid="004609d1"/>
    </style:style>
    <style:style style:name="T4" style:family="text">
      <style:text-properties style:text-line-through-style="none" style:text-line-through-type="none" officeooo:rsid="0045ce6d"/>
    </style:style>
    <style:style style:name="T5" style:family="text">
      <style:text-properties style:text-line-through-style="none" style:text-line-through-type="none" officeooo:rsid="0040320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e60d" style:font-weight-asian="bold" style:font-weight-complex="bold"/>
    </style:style>
    <style:style style:name="T9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d781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3f088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61cc8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630057" style:font-size-asian="12pt" style:font-weight-asian="bold" style:font-size-complex="12pt" style:font-weight-complex="bold"/>
    </style:style>
    <style:style style:name="T17" style:family="text">
      <style:text-properties officeooo:rsid="0057a8f0"/>
    </style:style>
    <style:style style:name="T18" style:family="text">
      <style:text-properties officeooo:rsid="00608353"/>
    </style:style>
    <style:style style:name="T1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19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A1" office:value-type="string">
            <text:p text:style-name="P14">3xx - Flight</text:p>
          </table:table-cell>
          <table:table-cell table:style-name="Table1.D1" office:value-type="string">
            <text:p text:style-name="P14">4xx - A2A</text:p>
          </table:table-cell>
          <table:table-cell table:style-name="Table1.D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12"><text:span text:style-name="T16">2</text:span><text:span text:style-name="T15">0</text:span><text:span text:style-name="T11">1</text:span><text:span text:style-name="T9"> - </text:span><text:span text:style-name="T16">Ground</text:span><text:span text:style-name="T10"> - </text:span><text:span text:style-name="T12">Pre</text:span><text:span text:style-name="T10">f</text:span><text:span text:style-name="T13">light</text:span><text:span text:style-name="T10">, </text:span><text:span text:style-name="T14">Performance Limits</text:span></text:p>
      <text:p text:style-name="P2"/>
      <text:p text:style-name="P3">To Rearm and Refuel, you must have engines off and canopy open</text:p>
      <text:list text:style-name="L1">
        <text:list-item>
          <text:p text:style-name="P5"><text:span text:style-name="T7">Shift-Bottom Thumb Button press</text:span> to turn off engines.</text:p>
        </text:list-item>
        <text:list-item>
          <text:p text:style-name="P5"><text:span text:style-name="T7">T7 up</text:span> to toggle canopy.</text:p>
        </text:list-item>
        <text:list-item>
          <text:p text:style-name="P5">When done, <text:span text:style-name="T7">Bottom Thumb Button press</text:span> to start engines. <text:s/>Make sure electrical power is on (<text:span text:style-name="T7">T1 switch</text:span>) <text:span text:style-name="T17">and throttle is at idle.</text:span></text:p>
        </text:list-item>
      </text:list>
      <text:p text:style-name="P1"/>
      <text:p text:style-name="P2">Before takeoff</text:p>
      <text:list text:style-name="L2">
        <text:list-item>
          <text:p text:style-name="P6"><text:span text:style-name="T7">Canopy</text:span> ... <text:span text:style-name="T7">Closed</text:span></text:p>
        </text:list-item>
        <text:list-item>
          <text:p text:style-name="P6"><text:span text:style-name="T7">Air brakes</text:span> ... <text:span text:style-name="T7">Closed</text:span></text:p>
        </text:list-item>
        <text:list-item>
          <text:p text:style-name="P8"><text:span text:style-name="T8">R</text:span><text:span text:style-name="T7">WR settings and volume</text:span><text:span text:style-name="T6"> ... </text:span><text:span text:style-name="T7">As needed</text:span></text:p>
        </text:list-item>
      </text:list>
      <text:p text:style-name="P7"/>
      <text:p text:style-name="P4">Performance limits</text:p>
      <text:list text:style-name="L3">
        <text:list-item>
          <text:p text:style-name="P9"><text:span text:style-name="T2">F</text:span><text:span text:style-name="T1">uel:</text:span></text:p>
          <text:list>
            <text:list-item>
              <text:p text:style-name="P11">MiG-29A/G: 3376 kg<text:span text:style-name="T18">/</text:span>7443 lbs internal</text:p>
              <text:list>
                <text:list-item>
                  <text:p text:style-name="P11">with 1400 L drop tank (1163 kg<text:span text:style-name="T18">/</text:span>2563 lbs) = 4539 kg<text:span text:style-name="T18">/</text:span>10006 lbs</text:p>
                </text:list-item>
              </text:list>
            </text:list-item>
            <text:list-item>
              <text:p text:style-name="P11">MiG-29S: 3493 kg<text:span text:style-name="T18">/</text:span>7701 lbs internal</text:p>
              <text:list>
                <text:list-item>
                  <text:p text:style-name="P11">with 1400 L drop tank (1163 kg<text:span text:style-name="T18">/</text:span>2563 lbs) = 4656 kg<text:span text:style-name="T18">/</text:span>10264 lbs</text:p>
                </text:list-item>
              </text:list>
            </text:list-item>
          </text:list>
        </text:list-item>
        <text:list-item>
          <text:p text:style-name="P10"><text:span text:style-name="T2">Landing </text:span><text:span text:style-name="T3">g</text:span><text:span text:style-name="T2">ear </text:span><text:span text:style-name="T4">and flaps</text:span><text:span text:style-name="T2">: <text:s/></text:span><text:span text:style-name="T5">400 kph?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9:06.935000000</dc:date>
    <meta:editing-duration>PT10H49M34S</meta:editing-duration>
    <meta:editing-cycles>7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2" meta:word-count="143" meta:character-count="726" meta:non-whitespace-character-count="615"/>
  </office:meta>
</office:document-meta>
</file>